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1.518cm" fo:min-width="1.31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097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6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8pt" fo:language="en" fo:country="GB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19cm" svg:height="3.534cm" svg:x="13.8cm" svg:y="14.778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5.61cm" svg:y1="14.778cm" svg:x2="15.604cm" svg:y2="9.373cm" draw:start-shape="id1" draw:start-glue-point="4" svg:d="M15610 14778v-2953h-6v-2452" svg:viewBox="0 0 7 5406">
          <text:p/>
        </draw:connector>
        <draw:connector draw:style-name="gr2" draw:text-style-name="P3" draw:layer="layout" svg:x1="15.61cm" svg:y1="18.312cm" svg:x2="15.604cm" svg:y2="24.583cm" draw:start-shape="id1" draw:start-glue-point="6" svg:d="M15610 18312v3387h-6v2884" svg:viewBox="0 0 7 6272">
          <text:p/>
        </draw:connector>
        <draw:custom-shape draw:style-name="gr3" draw:text-style-name="P4" xml:id="id5" draw:id="id5" draw:layer="layout" svg:width="0.548cm" svg:height="0.489cm" svg:x="15.424cm" svg:y="24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853cm" svg:height="1.676cm" svg:x="15.604cm" svg:y="18.312cm">
          <draw:text-box>
            <text:p text:style-name="P5"><text:span text:style-name="T2">V</text:span><text:span text:style-name="T3">1</text:span></text:p>
          </draw:text-box>
        </draw:frame>
        <draw:custom-shape draw:style-name="gr5" draw:text-style-name="P4" xml:id="id2" draw:id="id2" draw:layer="layout" svg:width="0.548cm" svg:height="0.6cm" svg:x="15.352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6cm" svg:y1="15.9cm" svg:x2="15.6cm" svg:y2="17.4cm">
          <text:p/>
        </draw:line>
        <draw:frame draw:style-name="gr4" draw:text-style-name="P6" draw:layer="layout" svg:width="2.853cm" svg:height="1.676cm" svg:x="16.147cm" svg:y="23.8cm">
          <draw:text-box>
            <text:p text:style-name="P5"><text:span text:style-name="T2">2</text:span></text:p>
          </draw:text-box>
        </draw:frame>
        <draw:frame draw:style-name="gr4" draw:text-style-name="P6" draw:layer="layout" svg:width="2.853cm" svg:height="1.676cm" svg:x="15.947cm" svg:y="9.824cm">
          <draw:text-box>
            <text:p text:style-name="P5"><text:span text:style-name="T2">1</text:span></text:p>
          </draw:text-box>
        </draw:frame>
        <draw:connector draw:style-name="gr7" draw:text-style-name="P8" xml:id="id3" draw:id="id3" draw:layer="layout" draw:type="line" svg:x1="15.82cm" svg:y1="9.512cm" svg:x2="7.937cm" svg:y2="9.508cm" draw:start-shape="id2" draw:start-glue-point="9" svg:d="M15820 9512l-7883-4" svg:viewBox="0 0 7884 5">
          <text:p/>
        </draw:connector>
        <draw:connector draw:style-name="gr7" draw:text-style-name="P8" xml:id="id4" draw:id="id4" draw:layer="layout" draw:type="line" svg:x1="7.937cm" svg:y1="9.508cm" svg:x2="7.982cm" svg:y2="24.71cm" draw:start-shape="id3" draw:start-glue-point="3" svg:d="M7937 9508l45 15202" svg:viewBox="0 0 46 15203">
          <text:p/>
        </draw:connector>
        <draw:connector draw:style-name="gr7" draw:text-style-name="P8" draw:layer="layout" draw:type="line" svg:x1="7.982cm" svg:y1="24.71cm" svg:x2="15.504cm" svg:y2="24.729cm" draw:start-shape="id4" draw:start-glue-point="3" draw:end-shape="id5" draw:end-glue-point="7" svg:d="M7982 24710l7522 19" svg:viewBox="0 0 7523 20">
          <text:p/>
        </draw:connector>
        <draw:custom-shape draw:style-name="gr8" draw:text-style-name="P3" draw:layer="layout" svg:width="2.8cm" svg:height="2.8cm" svg:x="6.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9cm" svg:height="1.676cm" svg:x="7.4cm" svg:y="16.024cm">
          <draw:text-box>
            <text:p text:style-name="P5"><text:span text:style-name="T2">Vs</text:span></text:p>
            <text:p text:style-name="P5"><text:span text:style-name="T2">~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20:04:21.799161855</meta:creation-date>
    <dc:date>2021-04-26T20:09:54.336995580</dc:date>
    <meta:editing-duration>PT5M33S</meta:editing-duration>
    <meta:editing-cycles>1</meta:editing-cycles>
    <meta:document-statistic meta:object-count="14"/>
    <meta:generator>LibreOffice/6.4.6.2$Linux_X86_64 LibreOffice_project/40$Build-2</meta:generator>
  </office:meta>
</office:document-meta>
</file>